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14.06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136.49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82.8pt" fo:break-before="auto" style:use-optimal-row-height="true"/>
    </style:style>
    <style:style style:name="ro3" style:family="table-row">
      <style:table-row-properties style:row-height="40.9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3" table:default-cell-style-name="ce4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4"/>
        <table:table-column table:style-name="co8" table:default-cell-style-name="ce7"/>
        <table:table-column table:style-name="co2" table:default-cell-style-name="ce7"/>
        <table:table-column table:style-name="co9" table:default-cell-style-name="Default"/>
        <table:table-column table:style-name="co2" table:number-columns-repeated="249" table:default-cell-style-name="ce7"/>
        <table:table-column table:style-name="co10" table:number-columns-repeated="764" table:default-cell-style-name="ce7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  <table:table-cell/>
          <table:table-cell table:style-name="ce10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0</text:p>
          </table:table-cell>
          <table:table-cell table:style-name="ce6" office:value-type="string" calcext:value-type="string">
            <text:p>plant growth cycle</text:p>
          </table:table-cell>
          <table:table-cell table:style-name="ce8" office:value-type="string" calcext:value-type="string">
            <text:p>'whole plant development stage' (PO:0007033)</text:p>
          </table:table-cell>
          <table:table-cell table:style-name="ce6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9" office:value-type="string" calcext:value-type="string">
            <text:p>(</text:p>
            <text:p>    ('whole plant development stage' THAT 'starts with' SOME 'seed germination') OR</text:p>
            <text:p>    ('whole plant development stage' THAT 'starts with' SOME 'exit from dormancy')</text:p>
            <text:p>) AND (</text:p>
            <text:p>    ('whole plant development stage' THAT 'precedes' SOME 'entry into dormancy') OR</text:p>
            <text:p>    ('whole plant development stage' THAT 'precedes' SOME 'death stage')</text:p>
            <text:p>)</text:p>
          </table:table-cell>
          <table:table-cell table:style-name="ce6"/>
          <table:table-cell table:style-name="ce3"/>
          <table:table-cell table:style-name="ce6"/>
          <table:table-cell table:style-name="ce10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1</text:p>
          </table:table-cell>
          <table:table-cell table:style-name="ce6" office:value-type="string" calcext:value-type="string">
            <text:p>initial growth cycle</text:p>
          </table:table-cell>
          <table:table-cell table:style-name="ce9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3"/>
          <table:table-cell table:style-name="ce6"/>
          <table:table-cell table:style-name="ce10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2</text:p>
          </table:table-cell>
          <table:table-cell table:style-name="ce6" office:value-type="string" calcext:value-type="string">
            <text:p>later growth cycle</text:p>
          </table:table-cell>
          <table:table-cell table:style-name="ce9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3"/>
          <table:table-cell table:style-name="ce6"/>
          <table:table-cell table:style-name="ce10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3</text:p>
          </table:table-cell>
          <table:table-cell table:style-name="ce6" office:value-type="string" calcext:value-type="string">
            <text:p>true leaf</text:p>
          </table:table-cell>
          <table:table-cell table:style-name="ce9" office:value-type="string" calcext:value-type="string">
            <text:p>'vascular leaf' (PO:0009025)</text:p>
          </table:table-cell>
          <table:table-cell table:style-name="ce6" office:value-type="string" calcext:value-type="string">
            <text:p>A {vascular leaf} that is not a {cotyledon}.</text:p>
          </table:table-cell>
          <table:table-cell table:style-name="Default"/>
          <table:table-cell table:style-name="ce6" office:value-type="string" calcext:value-type="string">
            <text:p>'vascular leaf' THAT NOT ('cotyledon')</text:p>
          </table:table-cell>
          <table:table-cell table:style-name="ce3"/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4</text:p>
          </table:table-cell>
          <table:table-cell table:style-name="ce6" office:value-type="string" calcext:value-type="string">
            <text:p>plant regreening process</text:p>
          </table:table-cell>
          <table:table-cell table:style-name="ce9" office:value-type="string" calcext:value-type="string">
            <text:p>'biological_process' (GO:0008150)</text:p>
          </table:table-cell>
          <table:table-cell table:style-name="ce6" table:number-columns-repeated="3"/>
          <table:table-cell table:style-name="ce3"/>
          <table:table-cell table:style-name="ce6" office:value-type="string" calcext:value-type="string">
            <text:p>Need to request this in GO.</text:p>
          </table:table-cell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5</text:p>
          </table:table-cell>
          <table:table-cell table:style-name="ce6" office:value-type="string" calcext:value-type="string">
            <text:p>herbaceous plant</text:p>
          </table:table-cell>
          <table:table-cell table:style-name="ce9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6</text:p>
          </table:table-cell>
          <table:table-cell table:style-name="ce6" office:value-type="string" calcext:value-type="string">
            <text:p>woody plant</text:p>
          </table:table-cell>
          <table:table-cell table:style-name="ce9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7</text:p>
          </table:table-cell>
          <table:table-cell table:style-name="ce6" office:value-type="string" calcext:value-type="string">
            <text:p>perennial plant</text:p>
          </table:table-cell>
          <table:table-cell table:style-name="ce9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10">
          <table:table-cell/>
          <table:table-cell table:style-name="ce3"/>
          <table:table-cell table:style-name="ce6"/>
          <table:table-cell table:style-name="ce9"/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958">
          <table:table-cell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/>
          <table:table-cell table:style-name="ce6"/>
          <table:table-cell table:style-name="ce10"/>
          <table:table-cell/>
          <table:table-cell table:style-name="ce6" table:number-columns-repeated="20"/>
          <table:table-cell table:number-columns-repeated="993"/>
        </table:table-row>
        <table:table-row table:style-name="ro5" table:number-rows-repeated="104759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4:27:48.747715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9T16:15:12.736915383</dc:date>
    <dc:creator>Brian </dc:creator>
    <meta:editing-duration>P7DT15H37M13S</meta:editing-duration>
    <meta:editing-cycles>139</meta:editing-cycles>
    <meta:generator>LibreOffice/5.1.4.2$Linux_X86_64 LibreOffice_project/10m0$Build-2</meta:generator>
    <meta:document-statistic meta:table-count="1" meta:cell-count="55" meta:object-count="0"/>
  </office:meta>
</office:document-meta>
</file>